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Percent" style:data-style-name="N14"/>
    <style:style style:name="co1" style:family="table-column">
      <style:table-column-properties fo:break-before="auto" style:column-width="5.45041666666667cm" style:use-optimal-column-width="true"/>
    </style:style>
    <style:style style:name="co2" style:family="table-column">
      <style:table-column-properties fo:break-before="auto" style:column-width="8.11388888888889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CDO_Services_Disability_23_24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Disability diversity data 2023-24</text:p>
          </table:table-cell>
          <table:table-cell office:value-type="string" table:style-name="ce1">
            <text:p>Employees declaring disability as % of workfor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1</text:p>
          </table:table-cell>
          <table:table-cell office:value-type="percentage" office:value="7.857142857142857E-2" table:style-name="ce2">
            <text:p>7.8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Quarter 3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Quarter 4</text:p>
          </table:table-cell>
          <table:table-cell table:style-name="ce2"/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3-07-14T07:51:38Z</meta:creation-date>
    <dc:date>2023-07-14T07:51:52Z</dc:date>
    <meta:user-defined meta:name="_MarkAsFinal" meta:value-type="boolean">true</meta:user-defined>
  </office:meta>
</office:document-meta>
</file>